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6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table-column table:style-name="co2" table:number-columns-repeated="16384" table:default-cell-style-name="ce9"/>
        <table:table-row table:style-name="ro3">
          <table:table-cell table:style-name="Default" office:value-type="string" calcext:value-type="string">
            <text:p>Биты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office:value-type="string" calcext:value-type="string">
            <text:p>0 ед 2 бита</text:p>
          </table:table-cell>
          <table:table-cell office:value-type="string" calcext:value-type="string">
            <text:p>1 ед 2 бита</text:p>
          </table:table-cell>
          <table:table-cell office:value-type="string" calcext:value-type="string">
            <text:p>2 ед 2 бита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table:formula="of:=LEN([.A2:.A29])-LEN(SUBSTITUTE([.A2:.A29]; &quot;1&quot;; &quot;&quot;))" office:value-type="float" office:value="0" calcext:value-type="float">
            <text:p>0</text:p>
          </table:table-cell>
          <table:table-cell table:formula="of:=[.B2]" office:value-type="float" office:value="0.250317" calcext:value-type="float">
            <text:p>0,250317</text:p>
          </table:table-cell>
          <table:table-cell table:formula="of:=[.B3]+[.B4]" office:value-type="float" office:value="0.499506" calcext:value-type="float">
            <text:p>0,499506</text:p>
          </table:table-cell>
          <table:table-cell table:formula="of:=[.B5]" office:value-type="float" office:value="0.250176" calcext:value-type="float">
            <text:p>0,250176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table:formula="of:=LEN([.A3:.A30])-LEN(SUBSTITUTE([.A3:.A30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table:formula="of:=LEN([.A4:.A31])-LEN(SUBSTITUTE([.A4:.A31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table:formula="of:=LEN([.A5:.A32])-LEN(SUBSTITUTE([.A5:.A32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3 бита</text:p>
          </table:table-cell>
          <table:table-cell office:value-type="string" calcext:value-type="string">
            <text:p>1 ед 3 бита</text:p>
          </table:table-cell>
          <table:table-cell office:value-type="string" calcext:value-type="string">
            <text:p>2 ед 3 бита</text:p>
          </table:table-cell>
          <table:table-cell office:value-type="string" calcext:value-type="string">
            <text:p>3 ед 3 бита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table:formula="of:=LEN([.A6:.A33])-LEN(SUBSTITUTE([.A6:.A33]; &quot;1&quot;; &quot;&quot;))" office:value-type="float" office:value="0" calcext:value-type="float">
            <text:p>0</text:p>
          </table:table-cell>
          <table:table-cell table:style-name="Default" table:formula="of:=[.B7]" office:value-type="float" office:value="0.125421" calcext:value-type="float">
            <text:p>0,125421</text:p>
          </table:table-cell>
          <table:table-cell table:style-name="Default" table:formula="of:=[.B8]+[.B9]+[.B11]" office:value-type="float" office:value="0.374625" calcext:value-type="float">
            <text:p>0,374625</text:p>
          </table:table-cell>
          <table:table-cell table:style-name="Default" table:formula="of:=[.B10]+[.B12]+[.B13]" office:value-type="float" office:value="0.374695" calcext:value-type="float">
            <text:p>0,374695</text:p>
          </table:table-cell>
          <table:table-cell table:formula="of:=[.B14]" office:value-type="float" office:value="0.125257" calcext:value-type="float">
            <text:p>0,125257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table:formula="of:=LEN([.A7:.A34])-LEN(SUBSTITUTE([.A7:.A34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table:formula="of:=LEN([.A8:.A35])-LEN(SUBSTITUTE([.A8:.A3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table:formula="of:=LEN([.A9:.A36])-LEN(SUBSTITUTE([.A9:.A3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table:formula="of:=LEN([.A10:.A37])-LEN(SUBSTITUTE([.A10:.A37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table:formula="of:=LEN([.A11:.A38])-LEN(SUBSTITUTE([.A11:.A38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table:formula="of:=LEN([.A12:.A39])-LEN(SUBSTITUTE([.A12:.A39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table:formula="of:=LEN([.A13:.A40])-LEN(SUBSTITUTE([.A13:.A40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4 бита</text:p>
          </table:table-cell>
          <table:table-cell office:value-type="string" calcext:value-type="string">
            <text:p>1 ед 4 бита</text:p>
          </table:table-cell>
          <table:table-cell office:value-type="string" calcext:value-type="string">
            <text:p>2 ед 4 бита</text:p>
          </table:table-cell>
          <table:table-cell office:value-type="string" calcext:value-type="string">
            <text:p>3 ед 4 бита</text:p>
          </table:table-cell>
          <table:table-cell office:value-type="string" calcext:value-type="string">
            <text:p>4 ед 4 бита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table:formula="of:=LEN([.A14:.A41])-LEN(SUBSTITUTE([.A14:.A41]; &quot;1&quot;; &quot;&quot;))" office:value-type="float" office:value="0" calcext:value-type="float">
            <text:p>0</text:p>
          </table:table-cell>
          <table:table-cell table:formula="of:=[.B16]" office:value-type="float" office:value="0.062931" calcext:value-type="float">
            <text:p>0,062931</text:p>
          </table:table-cell>
          <table:table-cell table:formula="of:=[.B17]+[.B18]+[.B20]+[.B24]" office:value-type="float" office:value="0.249709" calcext:value-type="float">
            <text:p>0,249709</text:p>
          </table:table-cell>
          <table:table-cell table:formula="of:=[.B19]+[.B21]+[.B22]+[.B25]+[.B26]+[.B28]" office:value-type="float" office:value="0.374917" calcext:value-type="float">
            <text:p>0,374917</text:p>
          </table:table-cell>
          <table:table-cell table:formula="of:=[.B23]+[.B27]+[.B29]+[.B30]" office:value-type="float" office:value="0.249589" calcext:value-type="float">
            <text:p>0,249589</text:p>
          </table:table-cell>
          <table:table-cell table:formula="of:=[.B31]" office:value-type="float" office:value="0.062851" calcext:value-type="float">
            <text:p>0,062851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table:formula="of:=LEN([.A15:.A42])-LEN(SUBSTITUTE([.A15:.A42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table:formula="of:=LEN([.A16:.A43])-LEN(SUBSTITUTE([.A16:.A43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table:formula="of:=LEN([.A17:.A44])-LEN(SUBSTITUTE([.A17:.A44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table:formula="of:=LEN([.A18:.A45])-LEN(SUBSTITUTE([.A18:.A4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table:formula="of:=LEN([.A19:.A46])-LEN(SUBSTITUTE([.A19:.A4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table:formula="of:=LEN([.A20:.A47])-LEN(SUBSTITUTE([.A20:.A47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table:formula="of:=LEN([.A21:.A48])-LEN(SUBSTITUTE([.A21:.A48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table:formula="of:=LEN([.A22:.A49])-LEN(SUBSTITUTE([.A22:.A49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table:formula="of:=LEN([.A23:.A50])-LEN(SUBSTITUTE([.A23:.A50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table:formula="of:=LEN([.A24:.A51])-LEN(SUBSTITUTE([.A24:.A51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table:formula="of:=LEN([.A25:.A52])-LEN(SUBSTITUTE([.A25:.A52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table:formula="of:=LEN([.A26:.A53])-LEN(SUBSTITUTE([.A26:.A53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table:formula="of:=LEN([.A27:.A54])-LEN(SUBSTITUTE([.A27:.A54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table:formula="of:=LEN([.A28:.A55])-LEN(SUBSTITUTE([.A28:.A55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table:formula="of:=LEN([.A29:.A56])-LEN(SUBSTITUTE([.A29:.A56]; &quot;1&quot;; &quot;&quot;))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 style:data-style-name="N2" text:time-value="11:35:22.5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6T12:14:34.139000000</dc:date>
    <meta:editing-duration>PT46M52S</meta:editing-duration>
    <meta:editing-cycles>11</meta:editing-cycles>
    <meta:generator>LibreOffice/24.2.0.3$Windows_X86_64 LibreOffice_project/da48488a73ddd66ea24cf16bbc4f7b9c08e9bea1</meta:generator>
    <meta:document-statistic meta:table-count="2" meta:cell-count="127" meta:object-count="0"/>
  </office:meta>
</office:document-meta>
</file>